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2_09:28:18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76483" calcext:value-type="float">
            <text:p>376483</text:p>
          </table:table-cell>
          <table:table-cell office:value-type="float" office:value="370769" calcext:value-type="float">
            <text:p>370769</text:p>
          </table:table-cell>
          <table:table-cell office:value-type="float" office:value="5714" calcext:value-type="float">
            <text:p>5714</text:p>
          </table:table-cell>
          <table:table-cell/>
          <table:table-cell office:value-type="float" office:value="233741" calcext:value-type="float">
            <text:p>233741</text:p>
          </table:table-cell>
          <table:table-cell office:value-type="float" office:value="227411" calcext:value-type="float">
            <text:p>227411</text:p>
          </table:table-cell>
          <table:table-cell office:value-type="float" office:value="6330" calcext:value-type="float">
            <text:p>6330</text:p>
          </table:table-cell>
          <table:table-cell/>
          <table:table-cell office:value-type="float" office:value="866583" calcext:value-type="float">
            <text:p>866583</text:p>
          </table:table-cell>
          <table:table-cell office:value-type="float" office:value="794051" calcext:value-type="float">
            <text:p>794051</text:p>
          </table:table-cell>
          <table:table-cell office:value-type="float" office:value="72532" calcext:value-type="float">
            <text:p>72532</text:p>
          </table:table-cell>
          <table:table-cell/>
          <table:table-cell table:formula="of:=[.M2]/([.E2]+[.I2]+[.M2])" office:value-type="percentage" office:value="0.857595535376466" calcext:value-type="percentage">
            <text:p>85.76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355927" calcext:value-type="float">
            <text:p>355927</text:p>
          </table:table-cell>
          <table:table-cell office:value-type="float" office:value="350966" calcext:value-type="float">
            <text:p>350966</text:p>
          </table:table-cell>
          <table:table-cell office:value-type="float" office:value="4961" calcext:value-type="float">
            <text:p>4961</text:p>
          </table:table-cell>
          <table:table-cell/>
          <table:table-cell office:value-type="float" office:value="268342" calcext:value-type="float">
            <text:p>268342</text:p>
          </table:table-cell>
          <table:table-cell office:value-type="float" office:value="260260" calcext:value-type="float">
            <text:p>260260</text:p>
          </table:table-cell>
          <table:table-cell office:value-type="float" office:value="8082" calcext:value-type="float">
            <text:p>8082</text:p>
          </table:table-cell>
          <table:table-cell/>
          <table:table-cell office:value-type="float" office:value="851727" calcext:value-type="float">
            <text:p>851727</text:p>
          </table:table-cell>
          <table:table-cell office:value-type="float" office:value="779484" calcext:value-type="float">
            <text:p>779484</text:p>
          </table:table-cell>
          <table:table-cell office:value-type="float" office:value="72243" calcext:value-type="float">
            <text:p>72243</text:p>
          </table:table-cell>
          <table:table-cell/>
          <table:table-cell table:formula="of:=[.M3]/([.E3]+[.I3]+[.M3])" office:value-type="percentage" office:value="0.847067514011678" calcext:value-type="percentage">
            <text:p>84.71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332560" calcext:value-type="float">
            <text:p>332560</text:p>
          </table:table-cell>
          <table:table-cell office:value-type="float" office:value="327950" calcext:value-type="float">
            <text:p>327950</text:p>
          </table:table-cell>
          <table:table-cell office:value-type="float" office:value="4610" calcext:value-type="float">
            <text:p>4610</text:p>
          </table:table-cell>
          <table:table-cell/>
          <table:table-cell office:value-type="float" office:value="218982" calcext:value-type="float">
            <text:p>218982</text:p>
          </table:table-cell>
          <table:table-cell office:value-type="float" office:value="212617" calcext:value-type="float">
            <text:p>212617</text:p>
          </table:table-cell>
          <table:table-cell office:value-type="float" office:value="6365" calcext:value-type="float">
            <text:p>6365</text:p>
          </table:table-cell>
          <table:table-cell/>
          <table:table-cell office:value-type="float" office:value="886492" calcext:value-type="float">
            <text:p>886492</text:p>
          </table:table-cell>
          <table:table-cell office:value-type="float" office:value="811059" calcext:value-type="float">
            <text:p>811059</text:p>
          </table:table-cell>
          <table:table-cell office:value-type="float" office:value="75433" calcext:value-type="float">
            <text:p>75433</text:p>
          </table:table-cell>
          <table:table-cell/>
          <table:table-cell table:formula="of:=[.M4]/([.E4]+[.I4]+[.M4])" office:value-type="percentage" office:value="0.87298629756504" calcext:value-type="percentage">
            <text:p>87.30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356115" calcext:value-type="float">
            <text:p>356115</text:p>
          </table:table-cell>
          <table:table-cell office:value-type="float" office:value="350964" calcext:value-type="float">
            <text:p>350964</text:p>
          </table:table-cell>
          <table:table-cell office:value-type="float" office:value="5151" calcext:value-type="float">
            <text:p>5151</text:p>
          </table:table-cell>
          <table:table-cell/>
          <table:table-cell office:value-type="float" office:value="268476" calcext:value-type="float">
            <text:p>268476</text:p>
          </table:table-cell>
          <table:table-cell office:value-type="float" office:value="260299" calcext:value-type="float">
            <text:p>260299</text:p>
          </table:table-cell>
          <table:table-cell office:value-type="float" office:value="8177" calcext:value-type="float">
            <text:p>8177</text:p>
          </table:table-cell>
          <table:table-cell/>
          <table:table-cell office:value-type="float" office:value="859423" calcext:value-type="float">
            <text:p>859423</text:p>
          </table:table-cell>
          <table:table-cell office:value-type="float" office:value="785283" calcext:value-type="float">
            <text:p>785283</text:p>
          </table:table-cell>
          <table:table-cell office:value-type="float" office:value="74140" calcext:value-type="float">
            <text:p>74140</text:p>
          </table:table-cell>
          <table:table-cell/>
          <table:table-cell table:formula="of:=[.M5]/([.E5]+[.I5]+[.M5])" office:value-type="percentage" office:value="0.847624274020213" calcext:value-type="percentage">
            <text:p>84.76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386565" calcext:value-type="float">
            <text:p>386565</text:p>
          </table:table-cell>
          <table:table-cell office:value-type="float" office:value="380528" calcext:value-type="float">
            <text:p>380528</text:p>
          </table:table-cell>
          <table:table-cell office:value-type="float" office:value="6037" calcext:value-type="float">
            <text:p>6037</text:p>
          </table:table-cell>
          <table:table-cell/>
          <table:table-cell office:value-type="float" office:value="245626" calcext:value-type="float">
            <text:p>245626</text:p>
          </table:table-cell>
          <table:table-cell office:value-type="float" office:value="238015" calcext:value-type="float">
            <text:p>238015</text:p>
          </table:table-cell>
          <table:table-cell office:value-type="float" office:value="7611" calcext:value-type="float">
            <text:p>7611</text:p>
          </table:table-cell>
          <table:table-cell/>
          <table:table-cell office:value-type="float" office:value="858019" calcext:value-type="float">
            <text:p>858019</text:p>
          </table:table-cell>
          <table:table-cell office:value-type="float" office:value="784406" calcext:value-type="float">
            <text:p>784406</text:p>
          </table:table-cell>
          <table:table-cell office:value-type="float" office:value="73613" calcext:value-type="float">
            <text:p>73613</text:p>
          </table:table-cell>
          <table:table-cell/>
          <table:table-cell table:formula="of:=[.M6]/([.E6]+[.I6]+[.M6])" office:value-type="percentage" office:value="0.843595649832113" calcext:value-type="percentage">
            <text:p>84.36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361487" calcext:value-type="float">
            <text:p>361487</text:p>
          </table:table-cell>
          <table:table-cell office:value-type="float" office:value="356168" calcext:value-type="float">
            <text:p>356168</text:p>
          </table:table-cell>
          <table:table-cell office:value-type="float" office:value="5319" calcext:value-type="float">
            <text:p>5319</text:p>
          </table:table-cell>
          <table:table-cell/>
          <table:table-cell office:value-type="float" office:value="204595" calcext:value-type="float">
            <text:p>204595</text:p>
          </table:table-cell>
          <table:table-cell office:value-type="float" office:value="199475" calcext:value-type="float">
            <text:p>199475</text:p>
          </table:table-cell>
          <table:table-cell office:value-type="float" office:value="5120" calcext:value-type="float">
            <text:p>5120</text:p>
          </table:table-cell>
          <table:table-cell/>
          <table:table-cell office:value-type="float" office:value="879882" calcext:value-type="float">
            <text:p>879882</text:p>
          </table:table-cell>
          <table:table-cell office:value-type="float" office:value="807339" calcext:value-type="float">
            <text:p>807339</text:p>
          </table:table-cell>
          <table:table-cell office:value-type="float" office:value="72543" calcext:value-type="float">
            <text:p>72543</text:p>
          </table:table-cell>
          <table:table-cell/>
          <table:table-cell table:formula="of:=[.M7]/([.E7]+[.I7]+[.M7])" office:value-type="percentage" office:value="0.874201634089321" calcext:value-type="percentage">
            <text:p>87.42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333857" calcext:value-type="float">
            <text:p>333857</text:p>
          </table:table-cell>
          <table:table-cell office:value-type="float" office:value="328858" calcext:value-type="float">
            <text:p>328858</text:p>
          </table:table-cell>
          <table:table-cell office:value-type="float" office:value="4999" calcext:value-type="float">
            <text:p>4999</text:p>
          </table:table-cell>
          <table:table-cell/>
          <table:table-cell office:value-type="float" office:value="190989" calcext:value-type="float">
            <text:p>190989</text:p>
          </table:table-cell>
          <table:table-cell office:value-type="float" office:value="185414" calcext:value-type="float">
            <text:p>185414</text:p>
          </table:table-cell>
          <table:table-cell office:value-type="float" office:value="5575" calcext:value-type="float">
            <text:p>5575</text:p>
          </table:table-cell>
          <table:table-cell/>
          <table:table-cell office:value-type="float" office:value="876132" calcext:value-type="float">
            <text:p>876132</text:p>
          </table:table-cell>
          <table:table-cell office:value-type="float" office:value="803103" calcext:value-type="float">
            <text:p>803103</text:p>
          </table:table-cell>
          <table:table-cell office:value-type="float" office:value="73029" calcext:value-type="float">
            <text:p>73029</text:p>
          </table:table-cell>
          <table:table-cell/>
          <table:table-cell table:formula="of:=[.M8]/([.E8]+[.I8]+[.M8])" office:value-type="percentage" office:value="0.873521285121347" calcext:value-type="percentage">
            <text:p>87.35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45702" calcext:value-type="float">
            <text:p>345702</text:p>
          </table:table-cell>
          <table:table-cell office:value-type="float" office:value="340209" calcext:value-type="float">
            <text:p>340209</text:p>
          </table:table-cell>
          <table:table-cell office:value-type="float" office:value="5493" calcext:value-type="float">
            <text:p>5493</text:p>
          </table:table-cell>
          <table:table-cell/>
          <table:table-cell office:value-type="float" office:value="235951" calcext:value-type="float">
            <text:p>235951</text:p>
          </table:table-cell>
          <table:table-cell office:value-type="float" office:value="229173" calcext:value-type="float">
            <text:p>229173</text:p>
          </table:table-cell>
          <table:table-cell office:value-type="float" office:value="6778" calcext:value-type="float">
            <text:p>6778</text:p>
          </table:table-cell>
          <table:table-cell/>
          <table:table-cell office:value-type="float" office:value="874617" calcext:value-type="float">
            <text:p>874617</text:p>
          </table:table-cell>
          <table:table-cell office:value-type="float" office:value="802120" calcext:value-type="float">
            <text:p>802120</text:p>
          </table:table-cell>
          <table:table-cell office:value-type="float" office:value="72497" calcext:value-type="float">
            <text:p>72497</text:p>
          </table:table-cell>
          <table:table-cell/>
          <table:table-cell table:formula="of:=[.M9]/([.E9]+[.I9]+[.M9])" office:value-type="percentage" office:value="0.855240184975462" calcext:value-type="percentage">
            <text:p>85.52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369351" calcext:value-type="float">
            <text:p>369351</text:p>
          </table:table-cell>
          <table:table-cell office:value-type="float" office:value="363776" calcext:value-type="float">
            <text:p>363776</text:p>
          </table:table-cell>
          <table:table-cell office:value-type="float" office:value="5575" calcext:value-type="float">
            <text:p>5575</text:p>
          </table:table-cell>
          <table:table-cell/>
          <table:table-cell office:value-type="float" office:value="200869" calcext:value-type="float">
            <text:p>200869</text:p>
          </table:table-cell>
          <table:table-cell office:value-type="float" office:value="195525" calcext:value-type="float">
            <text:p>195525</text:p>
          </table:table-cell>
          <table:table-cell office:value-type="float" office:value="5344" calcext:value-type="float">
            <text:p>5344</text:p>
          </table:table-cell>
          <table:table-cell/>
          <table:table-cell office:value-type="float" office:value="881113" calcext:value-type="float">
            <text:p>881113</text:p>
          </table:table-cell>
          <table:table-cell office:value-type="float" office:value="809547" calcext:value-type="float">
            <text:p>809547</text:p>
          </table:table-cell>
          <table:table-cell office:value-type="float" office:value="71566" calcext:value-type="float">
            <text:p>71566</text:p>
          </table:table-cell>
          <table:table-cell/>
          <table:table-cell table:formula="of:=[.M10]/([.E10]+[.I10]+[.M10])" office:value-type="percentage" office:value="0.867624416560587" calcext:value-type="percentage">
            <text:p>86.76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377794" calcext:value-type="float">
            <text:p>377794</text:p>
          </table:table-cell>
          <table:table-cell office:value-type="float" office:value="371926" calcext:value-type="float">
            <text:p>371926</text:p>
          </table:table-cell>
          <table:table-cell office:value-type="float" office:value="5868" calcext:value-type="float">
            <text:p>5868</text:p>
          </table:table-cell>
          <table:table-cell/>
          <table:table-cell office:value-type="float" office:value="233422" calcext:value-type="float">
            <text:p>233422</text:p>
          </table:table-cell>
          <table:table-cell office:value-type="float" office:value="226362" calcext:value-type="float">
            <text:p>226362</text:p>
          </table:table-cell>
          <table:table-cell office:value-type="float" office:value="7060" calcext:value-type="float">
            <text:p>7060</text:p>
          </table:table-cell>
          <table:table-cell/>
          <table:table-cell office:value-type="float" office:value="865035" calcext:value-type="float">
            <text:p>865035</text:p>
          </table:table-cell>
          <table:table-cell office:value-type="float" office:value="792772" calcext:value-type="float">
            <text:p>792772</text:p>
          </table:table-cell>
          <table:table-cell office:value-type="float" office:value="72263" calcext:value-type="float">
            <text:p>72263</text:p>
          </table:table-cell>
          <table:table-cell/>
          <table:table-cell table:formula="of:=[.M11]/([.E11]+[.I11]+[.M11])" office:value-type="percentage" office:value="0.848246880539024" calcext:value-type="percentage">
            <text:p>84.82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273483" calcext:value-type="float">
            <text:p>273483</text:p>
          </table:table-cell>
          <table:table-cell office:value-type="float" office:value="269642" calcext:value-type="float">
            <text:p>269642</text:p>
          </table:table-cell>
          <table:table-cell office:value-type="float" office:value="3841" calcext:value-type="float">
            <text:p>3841</text:p>
          </table:table-cell>
          <table:table-cell/>
          <table:table-cell office:value-type="float" office:value="214392" calcext:value-type="float">
            <text:p>214392</text:p>
          </table:table-cell>
          <table:table-cell office:value-type="float" office:value="206679" calcext:value-type="float">
            <text:p>206679</text:p>
          </table:table-cell>
          <table:table-cell office:value-type="float" office:value="7713" calcext:value-type="float">
            <text:p>7713</text:p>
          </table:table-cell>
          <table:table-cell/>
          <table:table-cell office:value-type="float" office:value="887679" calcext:value-type="float">
            <text:p>887679</text:p>
          </table:table-cell>
          <table:table-cell office:value-type="float" office:value="815088" calcext:value-type="float">
            <text:p>815088</text:p>
          </table:table-cell>
          <table:table-cell office:value-type="float" office:value="72591" calcext:value-type="float">
            <text:p>72591</text:p>
          </table:table-cell>
          <table:table-cell/>
          <table:table-cell table:formula="of:=[.M12]/([.E12]+[.I12]+[.M12])" office:value-type="percentage" office:value="0.862689405193416" calcext:value-type="percentage">
            <text:p>86.27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377319" calcext:value-type="float">
            <text:p>377319</text:p>
          </table:table-cell>
          <table:table-cell office:value-type="float" office:value="371504" calcext:value-type="float">
            <text:p>371504</text:p>
          </table:table-cell>
          <table:table-cell office:value-type="float" office:value="5815" calcext:value-type="float">
            <text:p>5815</text:p>
          </table:table-cell>
          <table:table-cell/>
          <table:table-cell office:value-type="float" office:value="216943" calcext:value-type="float">
            <text:p>216943</text:p>
          </table:table-cell>
          <table:table-cell office:value-type="float" office:value="210314" calcext:value-type="float">
            <text:p>210314</text:p>
          </table:table-cell>
          <table:table-cell office:value-type="float" office:value="6629" calcext:value-type="float">
            <text:p>6629</text:p>
          </table:table-cell>
          <table:table-cell/>
          <table:table-cell office:value-type="float" office:value="870401" calcext:value-type="float">
            <text:p>870401</text:p>
          </table:table-cell>
          <table:table-cell office:value-type="float" office:value="797779" calcext:value-type="float">
            <text:p>797779</text:p>
          </table:table-cell>
          <table:table-cell office:value-type="float" office:value="72622" calcext:value-type="float">
            <text:p>72622</text:p>
          </table:table-cell>
          <table:table-cell/>
          <table:table-cell table:formula="of:=[.M13]/([.E13]+[.I13]+[.M13])" office:value-type="percentage" office:value="0.853713587097078" calcext:value-type="percentage">
            <text:p>85.37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394342" calcext:value-type="float">
            <text:p>394342</text:p>
          </table:table-cell>
          <table:table-cell office:value-type="float" office:value="387933" calcext:value-type="float">
            <text:p>387933</text:p>
          </table:table-cell>
          <table:table-cell office:value-type="float" office:value="6409" calcext:value-type="float">
            <text:p>6409</text:p>
          </table:table-cell>
          <table:table-cell/>
          <table:table-cell office:value-type="float" office:value="214139" calcext:value-type="float">
            <text:p>214139</text:p>
          </table:table-cell>
          <table:table-cell office:value-type="float" office:value="207712" calcext:value-type="float">
            <text:p>207712</text:p>
          </table:table-cell>
          <table:table-cell office:value-type="float" office:value="6427" calcext:value-type="float">
            <text:p>6427</text:p>
          </table:table-cell>
          <table:table-cell/>
          <table:table-cell office:value-type="float" office:value="865606" calcext:value-type="float">
            <text:p>865606</text:p>
          </table:table-cell>
          <table:table-cell office:value-type="float" office:value="793567" calcext:value-type="float">
            <text:p>793567</text:p>
          </table:table-cell>
          <table:table-cell office:value-type="float" office:value="72039" calcext:value-type="float">
            <text:p>72039</text:p>
          </table:table-cell>
          <table:table-cell/>
          <table:table-cell table:formula="of:=[.M14]/([.E14]+[.I14]+[.M14])" office:value-type="percentage" office:value="0.848765832106038" calcext:value-type="percentage">
            <text:p>84.88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276036" calcext:value-type="float">
            <text:p>276036</text:p>
          </table:table-cell>
          <table:table-cell office:value-type="float" office:value="272399" calcext:value-type="float">
            <text:p>272399</text:p>
          </table:table-cell>
          <table:table-cell office:value-type="float" office:value="3637" calcext:value-type="float">
            <text:p>3637</text:p>
          </table:table-cell>
          <table:table-cell/>
          <table:table-cell office:value-type="float" office:value="242658" calcext:value-type="float">
            <text:p>242658</text:p>
          </table:table-cell>
          <table:table-cell office:value-type="float" office:value="234535" calcext:value-type="float">
            <text:p>234535</text:p>
          </table:table-cell>
          <table:table-cell office:value-type="float" office:value="8123" calcext:value-type="float">
            <text:p>8123</text:p>
          </table:table-cell>
          <table:table-cell/>
          <table:table-cell office:value-type="float" office:value="889308" calcext:value-type="float">
            <text:p>889308</text:p>
          </table:table-cell>
          <table:table-cell office:value-type="float" office:value="817007" calcext:value-type="float">
            <text:p>817007</text:p>
          </table:table-cell>
          <table:table-cell office:value-type="float" office:value="72301" calcext:value-type="float">
            <text:p>72301</text:p>
          </table:table-cell>
          <table:table-cell/>
          <table:table-cell table:formula="of:=[.M15]/([.E15]+[.I15]+[.M15])" office:value-type="percentage" office:value="0.860101592890877" calcext:value-type="percentage">
            <text:p>86.01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331484" calcext:value-type="float">
            <text:p>331484</text:p>
          </table:table-cell>
          <table:table-cell office:value-type="float" office:value="327443" calcext:value-type="float">
            <text:p>327443</text:p>
          </table:table-cell>
          <table:table-cell office:value-type="float" office:value="4041" calcext:value-type="float">
            <text:p>4041</text:p>
          </table:table-cell>
          <table:table-cell/>
          <table:table-cell office:value-type="float" office:value="291649" calcext:value-type="float">
            <text:p>291649</text:p>
          </table:table-cell>
          <table:table-cell office:value-type="float" office:value="282241" calcext:value-type="float">
            <text:p>282241</text:p>
          </table:table-cell>
          <table:table-cell office:value-type="float" office:value="9408" calcext:value-type="float">
            <text:p>9408</text:p>
          </table:table-cell>
          <table:table-cell/>
          <table:table-cell office:value-type="float" office:value="856328" calcext:value-type="float">
            <text:p>856328</text:p>
          </table:table-cell>
          <table:table-cell office:value-type="float" office:value="782722" calcext:value-type="float">
            <text:p>782722</text:p>
          </table:table-cell>
          <table:table-cell office:value-type="float" office:value="73606" calcext:value-type="float">
            <text:p>73606</text:p>
          </table:table-cell>
          <table:table-cell/>
          <table:table-cell table:formula="of:=[.M16]/([.E16]+[.I16]+[.M16])" office:value-type="percentage" office:value="0.845511458273505" calcext:value-type="percentage">
            <text:p>84.55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336996" calcext:value-type="float">
            <text:p>336996</text:p>
          </table:table-cell>
          <table:table-cell office:value-type="float" office:value="332098" calcext:value-type="float">
            <text:p>332098</text:p>
          </table:table-cell>
          <table:table-cell office:value-type="float" office:value="4898" calcext:value-type="float">
            <text:p>4898</text:p>
          </table:table-cell>
          <table:table-cell/>
          <table:table-cell office:value-type="float" office:value="283384" calcext:value-type="float">
            <text:p>283384</text:p>
          </table:table-cell>
          <table:table-cell office:value-type="float" office:value="274904" calcext:value-type="float">
            <text:p>274904</text:p>
          </table:table-cell>
          <table:table-cell office:value-type="float" office:value="8480" calcext:value-type="float">
            <text:p>8480</text:p>
          </table:table-cell>
          <table:table-cell/>
          <table:table-cell office:value-type="float" office:value="855303" calcext:value-type="float">
            <text:p>855303</text:p>
          </table:table-cell>
          <table:table-cell office:value-type="float" office:value="782905" calcext:value-type="float">
            <text:p>782905</text:p>
          </table:table-cell>
          <table:table-cell office:value-type="float" office:value="72398" calcext:value-type="float">
            <text:p>72398</text:p>
          </table:table-cell>
          <table:table-cell/>
          <table:table-cell table:formula="of:=[.M17]/([.E17]+[.I17]+[.M17])" office:value-type="percentage" office:value="0.844035627681403" calcext:value-type="percentage">
            <text:p>84.40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364154" calcext:value-type="float">
            <text:p>364154</text:p>
          </table:table-cell>
          <table:table-cell office:value-type="float" office:value="358291" calcext:value-type="float">
            <text:p>358291</text:p>
          </table:table-cell>
          <table:table-cell office:value-type="float" office:value="5863" calcext:value-type="float">
            <text:p>5863</text:p>
          </table:table-cell>
          <table:table-cell/>
          <table:table-cell office:value-type="float" office:value="253204" calcext:value-type="float">
            <text:p>253204</text:p>
          </table:table-cell>
          <table:table-cell office:value-type="float" office:value="245612" calcext:value-type="float">
            <text:p>245612</text:p>
          </table:table-cell>
          <table:table-cell office:value-type="float" office:value="7592" calcext:value-type="float">
            <text:p>7592</text:p>
          </table:table-cell>
          <table:table-cell/>
          <table:table-cell office:value-type="float" office:value="857108" calcext:value-type="float">
            <text:p>857108</text:p>
          </table:table-cell>
          <table:table-cell office:value-type="float" office:value="784133" calcext:value-type="float">
            <text:p>784133</text:p>
          </table:table-cell>
          <table:table-cell office:value-type="float" office:value="72975" calcext:value-type="float">
            <text:p>72975</text:p>
          </table:table-cell>
          <table:table-cell/>
          <table:table-cell table:formula="of:=[.M18]/([.E18]+[.I18]+[.M18])" office:value-type="percentage" office:value="0.844324887191947" calcext:value-type="percentage">
            <text:p>84.43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25296" calcext:value-type="float">
            <text:p>125296</text:p>
          </table:table-cell>
          <table:table-cell office:value-type="float" office:value="120969" calcext:value-type="float">
            <text:p>120969</text:p>
          </table:table-cell>
          <table:table-cell office:value-type="float" office:value="4327" calcext:value-type="float">
            <text:p>4327</text:p>
          </table:table-cell>
          <table:table-cell/>
          <table:table-cell office:value-type="float" office:value="100966" calcext:value-type="float">
            <text:p>100966</text:p>
          </table:table-cell>
          <table:table-cell office:value-type="float" office:value="92377" calcext:value-type="float">
            <text:p>92377</text:p>
          </table:table-cell>
          <table:table-cell office:value-type="float" office:value="8589" calcext:value-type="float">
            <text:p>8589</text:p>
          </table:table-cell>
          <table:table-cell/>
          <table:table-cell office:value-type="float" office:value="216475" calcext:value-type="float">
            <text:p>216475</text:p>
          </table:table-cell>
          <table:table-cell office:value-type="float" office:value="143490" calcext:value-type="float">
            <text:p>143490</text:p>
          </table:table-cell>
          <table:table-cell office:value-type="float" office:value="72985" calcext:value-type="float">
            <text:p>72985</text:p>
          </table:table-cell>
          <table:table-cell/>
          <table:table-cell table:formula="of:=[.M19]/([.E19]+[.I19]+[.M19])" office:value-type="percentage" office:value="0.849640865647664" calcext:value-type="percentage">
            <text:p>84.96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346982" calcext:value-type="float">
            <text:p>346982</text:p>
          </table:table-cell>
          <table:table-cell office:value-type="float" office:value="342720" calcext:value-type="float">
            <text:p>342720</text:p>
          </table:table-cell>
          <table:table-cell office:value-type="float" office:value="4262" calcext:value-type="float">
            <text:p>4262</text:p>
          </table:table-cell>
          <table:table-cell/>
          <table:table-cell office:value-type="float" office:value="287261" calcext:value-type="float">
            <text:p>287261</text:p>
          </table:table-cell>
          <table:table-cell office:value-type="float" office:value="278537" calcext:value-type="float">
            <text:p>278537</text:p>
          </table:table-cell>
          <table:table-cell office:value-type="float" office:value="8724" calcext:value-type="float">
            <text:p>8724</text:p>
          </table:table-cell>
          <table:table-cell/>
          <table:table-cell office:value-type="float" office:value="849358" calcext:value-type="float">
            <text:p>849358</text:p>
          </table:table-cell>
          <table:table-cell office:value-type="float" office:value="776419" calcext:value-type="float">
            <text:p>776419</text:p>
          </table:table-cell>
          <table:table-cell office:value-type="float" office:value="72939" calcext:value-type="float">
            <text:p>72939</text:p>
          </table:table-cell>
          <table:table-cell/>
          <table:table-cell table:formula="of:=[.M20]/([.E20]+[.I20]+[.M20])" office:value-type="percentage" office:value="0.848868199010765" calcext:value-type="percentage">
            <text:p>84.89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336811" calcext:value-type="float">
            <text:p>336811</text:p>
          </table:table-cell>
          <table:table-cell office:value-type="float" office:value="332791" calcext:value-type="float">
            <text:p>332791</text:p>
          </table:table-cell>
          <table:table-cell office:value-type="float" office:value="4020" calcext:value-type="float">
            <text:p>4020</text:p>
          </table:table-cell>
          <table:table-cell/>
          <table:table-cell office:value-type="float" office:value="283773" calcext:value-type="float">
            <text:p>283773</text:p>
          </table:table-cell>
          <table:table-cell office:value-type="float" office:value="274587" calcext:value-type="float">
            <text:p>274587</text:p>
          </table:table-cell>
          <table:table-cell office:value-type="float" office:value="9186" calcext:value-type="float">
            <text:p>9186</text:p>
          </table:table-cell>
          <table:table-cell/>
          <table:table-cell office:value-type="float" office:value="848297" calcext:value-type="float">
            <text:p>848297</text:p>
          </table:table-cell>
          <table:table-cell office:value-type="float" office:value="776074" calcext:value-type="float">
            <text:p>776074</text:p>
          </table:table-cell>
          <table:table-cell office:value-type="float" office:value="72223" calcext:value-type="float">
            <text:p>72223</text:p>
          </table:table-cell>
          <table:table-cell/>
          <table:table-cell table:formula="of:=[.M21]/([.E21]+[.I21]+[.M21])" office:value-type="percentage" office:value="0.845415491226633" calcext:value-type="percentage">
            <text:p>84.54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366067" calcext:value-type="float">
            <text:p>366067</text:p>
          </table:table-cell>
          <table:table-cell office:value-type="float" office:value="360409" calcext:value-type="float">
            <text:p>360409</text:p>
          </table:table-cell>
          <table:table-cell office:value-type="float" office:value="5658" calcext:value-type="float">
            <text:p>5658</text:p>
          </table:table-cell>
          <table:table-cell/>
          <table:table-cell office:value-type="float" office:value="248778" calcext:value-type="float">
            <text:p>248778</text:p>
          </table:table-cell>
          <table:table-cell office:value-type="float" office:value="241234" calcext:value-type="float">
            <text:p>241234</text:p>
          </table:table-cell>
          <table:table-cell office:value-type="float" office:value="7544" calcext:value-type="float">
            <text:p>7544</text:p>
          </table:table-cell>
          <table:table-cell/>
          <table:table-cell office:value-type="float" office:value="850229" calcext:value-type="float">
            <text:p>850229</text:p>
          </table:table-cell>
          <table:table-cell office:value-type="float" office:value="778154" calcext:value-type="float">
            <text:p>778154</text:p>
          </table:table-cell>
          <table:table-cell office:value-type="float" office:value="72075" calcext:value-type="float">
            <text:p>72075</text:p>
          </table:table-cell>
          <table:table-cell/>
          <table:table-cell table:formula="of:=[.M22]/([.E22]+[.I22]+[.M22])" office:value-type="percentage" office:value="0.845186861639129" calcext:value-type="percentage">
            <text:p>84.52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281603" calcext:value-type="float">
            <text:p>281603</text:p>
          </table:table-cell>
          <table:table-cell office:value-type="float" office:value="277674" calcext:value-type="float">
            <text:p>277674</text:p>
          </table:table-cell>
          <table:table-cell office:value-type="float" office:value="3929" calcext:value-type="float">
            <text:p>3929</text:p>
          </table:table-cell>
          <table:table-cell/>
          <table:table-cell office:value-type="float" office:value="165065" calcext:value-type="float">
            <text:p>165065</text:p>
          </table:table-cell>
          <table:table-cell office:value-type="float" office:value="159777" calcext:value-type="float">
            <text:p>159777</text:p>
          </table:table-cell>
          <table:table-cell office:value-type="float" office:value="5288" calcext:value-type="float">
            <text:p>5288</text:p>
          </table:table-cell>
          <table:table-cell/>
          <table:table-cell office:value-type="float" office:value="906198" calcext:value-type="float">
            <text:p>906198</text:p>
          </table:table-cell>
          <table:table-cell office:value-type="float" office:value="831853" calcext:value-type="float">
            <text:p>831853</text:p>
          </table:table-cell>
          <table:table-cell office:value-type="float" office:value="74345" calcext:value-type="float">
            <text:p>74345</text:p>
          </table:table-cell>
          <table:table-cell/>
          <table:table-cell table:formula="of:=[.M23]/([.E23]+[.I23]+[.M23])" office:value-type="percentage" office:value="0.889698666858141" calcext:value-type="percentage">
            <text:p>88.97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337756" calcext:value-type="float">
            <text:p>337756</text:p>
          </table:table-cell>
          <table:table-cell office:value-type="float" office:value="332164" calcext:value-type="float">
            <text:p>332164</text:p>
          </table:table-cell>
          <table:table-cell office:value-type="float" office:value="5592" calcext:value-type="float">
            <text:p>5592</text:p>
          </table:table-cell>
          <table:table-cell/>
          <table:table-cell office:value-type="float" office:value="236952" calcext:value-type="float">
            <text:p>236952</text:p>
          </table:table-cell>
          <table:table-cell office:value-type="float" office:value="229586" calcext:value-type="float">
            <text:p>229586</text:p>
          </table:table-cell>
          <table:table-cell office:value-type="float" office:value="7366" calcext:value-type="float">
            <text:p>7366</text:p>
          </table:table-cell>
          <table:table-cell/>
          <table:table-cell office:value-type="float" office:value="842470" calcext:value-type="float">
            <text:p>842470</text:p>
          </table:table-cell>
          <table:table-cell office:value-type="float" office:value="770012" calcext:value-type="float">
            <text:p>770012</text:p>
          </table:table-cell>
          <table:table-cell office:value-type="float" office:value="72458" calcext:value-type="float">
            <text:p>72458</text:p>
          </table:table-cell>
          <table:table-cell/>
          <table:table-cell table:formula="of:=[.M24]/([.E24]+[.I24]+[.M24])" office:value-type="percentage" office:value="0.848295401329962" calcext:value-type="percentage">
            <text:p>84.83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323648" calcext:value-type="float">
            <text:p>323648</text:p>
          </table:table-cell>
          <table:table-cell office:value-type="float" office:value="319918" calcext:value-type="float">
            <text:p>319918</text:p>
          </table:table-cell>
          <table:table-cell office:value-type="float" office:value="3730" calcext:value-type="float">
            <text:p>3730</text:p>
          </table:table-cell>
          <table:table-cell/>
          <table:table-cell office:value-type="float" office:value="294166" calcext:value-type="float">
            <text:p>294166</text:p>
          </table:table-cell>
          <table:table-cell office:value-type="float" office:value="284612" calcext:value-type="float">
            <text:p>284612</text:p>
          </table:table-cell>
          <table:table-cell office:value-type="float" office:value="9554" calcext:value-type="float">
            <text:p>9554</text:p>
          </table:table-cell>
          <table:table-cell/>
          <table:table-cell office:value-type="float" office:value="851022" calcext:value-type="float">
            <text:p>851022</text:p>
          </table:table-cell>
          <table:table-cell office:value-type="float" office:value="778416" calcext:value-type="float">
            <text:p>778416</text:p>
          </table:table-cell>
          <table:table-cell office:value-type="float" office:value="72606" calcext:value-type="float">
            <text:p>72606</text:p>
          </table:table-cell>
          <table:table-cell/>
          <table:table-cell table:formula="of:=[.M25]/([.E25]+[.I25]+[.M25])" office:value-type="percentage" office:value="0.845337059028991" calcext:value-type="percentage">
            <text:p>84.53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399037" calcext:value-type="float">
            <text:p>399037</text:p>
          </table:table-cell>
          <table:table-cell office:value-type="float" office:value="392733" calcext:value-type="float">
            <text:p>392733</text:p>
          </table:table-cell>
          <table:table-cell office:value-type="float" office:value="6304" calcext:value-type="float">
            <text:p>6304</text:p>
          </table:table-cell>
          <table:table-cell/>
          <table:table-cell office:value-type="float" office:value="225165" calcext:value-type="float">
            <text:p>225165</text:p>
          </table:table-cell>
          <table:table-cell office:value-type="float" office:value="218105" calcext:value-type="float">
            <text:p>218105</text:p>
          </table:table-cell>
          <table:table-cell office:value-type="float" office:value="7060" calcext:value-type="float">
            <text:p>7060</text:p>
          </table:table-cell>
          <table:table-cell/>
          <table:table-cell office:value-type="float" office:value="851069" calcext:value-type="float">
            <text:p>851069</text:p>
          </table:table-cell>
          <table:table-cell office:value-type="float" office:value="778257" calcext:value-type="float">
            <text:p>778257</text:p>
          </table:table-cell>
          <table:table-cell office:value-type="float" office:value="72812" calcext:value-type="float">
            <text:p>72812</text:p>
          </table:table-cell>
          <table:table-cell/>
          <table:table-cell table:formula="of:=[.M26]/([.E26]+[.I26]+[.M26])" office:value-type="percentage" office:value="0.844922020051987" calcext:value-type="percentage">
            <text:p>84.49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363913" calcext:value-type="float">
            <text:p>363913</text:p>
          </table:table-cell>
          <table:table-cell office:value-type="float" office:value="358629" calcext:value-type="float">
            <text:p>358629</text:p>
          </table:table-cell>
          <table:table-cell office:value-type="float" office:value="5284" calcext:value-type="float">
            <text:p>5284</text:p>
          </table:table-cell>
          <table:table-cell/>
          <table:table-cell office:value-type="float" office:value="255467" calcext:value-type="float">
            <text:p>255467</text:p>
          </table:table-cell>
          <table:table-cell office:value-type="float" office:value="247925" calcext:value-type="float">
            <text:p>247925</text:p>
          </table:table-cell>
          <table:table-cell office:value-type="float" office:value="7542" calcext:value-type="float">
            <text:p>7542</text:p>
          </table:table-cell>
          <table:table-cell/>
          <table:table-cell office:value-type="float" office:value="864326" calcext:value-type="float">
            <text:p>864326</text:p>
          </table:table-cell>
          <table:table-cell office:value-type="float" office:value="791728" calcext:value-type="float">
            <text:p>791728</text:p>
          </table:table-cell>
          <table:table-cell office:value-type="float" office:value="72598" calcext:value-type="float">
            <text:p>72598</text:p>
          </table:table-cell>
          <table:table-cell/>
          <table:table-cell table:formula="of:=[.M27]/([.E27]+[.I27]+[.M27])" office:value-type="percentage" office:value="0.849854841730661" calcext:value-type="percentage">
            <text:p>84.99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319301" calcext:value-type="float">
            <text:p>319301</text:p>
          </table:table-cell>
          <table:table-cell office:value-type="float" office:value="314516" calcext:value-type="float">
            <text:p>314516</text:p>
          </table:table-cell>
          <table:table-cell office:value-type="float" office:value="4785" calcext:value-type="float">
            <text:p>4785</text:p>
          </table:table-cell>
          <table:table-cell/>
          <table:table-cell office:value-type="float" office:value="197012" calcext:value-type="float">
            <text:p>197012</text:p>
          </table:table-cell>
          <table:table-cell office:value-type="float" office:value="192091" calcext:value-type="float">
            <text:p>192091</text:p>
          </table:table-cell>
          <table:table-cell office:value-type="float" office:value="4921" calcext:value-type="float">
            <text:p>4921</text:p>
          </table:table-cell>
          <table:table-cell/>
          <table:table-cell office:value-type="float" office:value="901315" calcext:value-type="float">
            <text:p>901315</text:p>
          </table:table-cell>
          <table:table-cell office:value-type="float" office:value="827992" calcext:value-type="float">
            <text:p>827992</text:p>
          </table:table-cell>
          <table:table-cell office:value-type="float" office:value="73323" calcext:value-type="float">
            <text:p>73323</text:p>
          </table:table-cell>
          <table:table-cell/>
          <table:table-cell table:formula="of:=[.M28]/([.E28]+[.I28]+[.M28])" office:value-type="percentage" office:value="0.883101085163015" calcext:value-type="percentage">
            <text:p>88.31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364136" calcext:value-type="float">
            <text:p>364136</text:p>
          </table:table-cell>
          <table:table-cell office:value-type="float" office:value="359348" calcext:value-type="float">
            <text:p>359348</text:p>
          </table:table-cell>
          <table:table-cell office:value-type="float" office:value="4788" calcext:value-type="float">
            <text:p>4788</text:p>
          </table:table-cell>
          <table:table-cell/>
          <table:table-cell office:value-type="float" office:value="286977" calcext:value-type="float">
            <text:p>286977</text:p>
          </table:table-cell>
          <table:table-cell office:value-type="float" office:value="278165" calcext:value-type="float">
            <text:p>278165</text:p>
          </table:table-cell>
          <table:table-cell office:value-type="float" office:value="8812" calcext:value-type="float">
            <text:p>8812</text:p>
          </table:table-cell>
          <table:table-cell/>
          <table:table-cell office:value-type="float" office:value="861888" calcext:value-type="float">
            <text:p>861888</text:p>
          </table:table-cell>
          <table:table-cell office:value-type="float" office:value="788822" calcext:value-type="float">
            <text:p>788822</text:p>
          </table:table-cell>
          <table:table-cell office:value-type="float" office:value="73066" calcext:value-type="float">
            <text:p>73066</text:p>
          </table:table-cell>
          <table:table-cell/>
          <table:table-cell table:formula="of:=[.M29]/([.E29]+[.I29]+[.M29])" office:value-type="percentage" office:value="0.843075715967046" calcext:value-type="percentage">
            <text:p>84.31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312475" calcext:value-type="float">
            <text:p>312475</text:p>
          </table:table-cell>
          <table:table-cell office:value-type="float" office:value="308526" calcext:value-type="float">
            <text:p>308526</text:p>
          </table:table-cell>
          <table:table-cell office:value-type="float" office:value="3949" calcext:value-type="float">
            <text:p>3949</text:p>
          </table:table-cell>
          <table:table-cell/>
          <table:table-cell office:value-type="float" office:value="283227" calcext:value-type="float">
            <text:p>283227</text:p>
          </table:table-cell>
          <table:table-cell office:value-type="float" office:value="276059" calcext:value-type="float">
            <text:p>276059</text:p>
          </table:table-cell>
          <table:table-cell office:value-type="float" office:value="7168" calcext:value-type="float">
            <text:p>7168</text:p>
          </table:table-cell>
          <table:table-cell/>
          <table:table-cell office:value-type="float" office:value="868804" calcext:value-type="float">
            <text:p>868804</text:p>
          </table:table-cell>
          <table:table-cell office:value-type="float" office:value="794910" calcext:value-type="float">
            <text:p>794910</text:p>
          </table:table-cell>
          <table:table-cell office:value-type="float" office:value="73894" calcext:value-type="float">
            <text:p>73894</text:p>
          </table:table-cell>
          <table:table-cell/>
          <table:table-cell table:formula="of:=[.M30]/([.E30]+[.I30]+[.M30])" office:value-type="percentage" office:value="0.869228688052134" calcext:value-type="percentage">
            <text:p>86.92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362132" calcext:value-type="float">
            <text:p>362132</text:p>
          </table:table-cell>
          <table:table-cell office:value-type="float" office:value="356847" calcext:value-type="float">
            <text:p>356847</text:p>
          </table:table-cell>
          <table:table-cell office:value-type="float" office:value="5285" calcext:value-type="float">
            <text:p>5285</text:p>
          </table:table-cell>
          <table:table-cell/>
          <table:table-cell office:value-type="float" office:value="261654" calcext:value-type="float">
            <text:p>261654</text:p>
          </table:table-cell>
          <table:table-cell office:value-type="float" office:value="253606" calcext:value-type="float">
            <text:p>253606</text:p>
          </table:table-cell>
          <table:table-cell office:value-type="float" office:value="8048" calcext:value-type="float">
            <text:p>8048</text:p>
          </table:table-cell>
          <table:table-cell/>
          <table:table-cell office:value-type="float" office:value="848756" calcext:value-type="float">
            <text:p>848756</text:p>
          </table:table-cell>
          <table:table-cell office:value-type="float" office:value="776274" calcext:value-type="float">
            <text:p>776274</text:p>
          </table:table-cell>
          <table:table-cell office:value-type="float" office:value="72482" calcext:value-type="float">
            <text:p>72482</text:p>
          </table:table-cell>
          <table:table-cell/>
          <table:table-cell table:formula="of:=[.M31]/([.E31]+[.I31]+[.M31])" office:value-type="percentage" office:value="0.844630892035192" calcext:value-type="percentage">
            <text:p>84.46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387329" calcext:value-type="float">
            <text:p>387329</text:p>
          </table:table-cell>
          <table:table-cell office:value-type="float" office:value="381308" calcext:value-type="float">
            <text:p>381308</text:p>
          </table:table-cell>
          <table:table-cell office:value-type="float" office:value="6021" calcext:value-type="float">
            <text:p>6021</text:p>
          </table:table-cell>
          <table:table-cell/>
          <table:table-cell office:value-type="float" office:value="237165" calcext:value-type="float">
            <text:p>237165</text:p>
          </table:table-cell>
          <table:table-cell office:value-type="float" office:value="230282" calcext:value-type="float">
            <text:p>230282</text:p>
          </table:table-cell>
          <table:table-cell office:value-type="float" office:value="6883" calcext:value-type="float">
            <text:p>6883</text:p>
          </table:table-cell>
          <table:table-cell/>
          <table:table-cell office:value-type="float" office:value="852726" calcext:value-type="float">
            <text:p>852726</text:p>
          </table:table-cell>
          <table:table-cell office:value-type="float" office:value="779803" calcext:value-type="float">
            <text:p>779803</text:p>
          </table:table-cell>
          <table:table-cell office:value-type="float" office:value="72923" calcext:value-type="float">
            <text:p>72923</text:p>
          </table:table-cell>
          <table:table-cell/>
          <table:table-cell table:formula="of:=[.M32]/([.E32]+[.I32]+[.M32])" office:value-type="percentage" office:value="0.849651042212824" calcext:value-type="percentage">
            <text:p>84.97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282213" calcext:value-type="float">
            <text:p>282213</text:p>
          </table:table-cell>
          <table:table-cell office:value-type="float" office:value="278823" calcext:value-type="float">
            <text:p>278823</text:p>
          </table:table-cell>
          <table:table-cell office:value-type="float" office:value="3390" calcext:value-type="float">
            <text:p>3390</text:p>
          </table:table-cell>
          <table:table-cell/>
          <table:table-cell office:value-type="float" office:value="263788" calcext:value-type="float">
            <text:p>263788</text:p>
          </table:table-cell>
          <table:table-cell office:value-type="float" office:value="255698" calcext:value-type="float">
            <text:p>255698</text:p>
          </table:table-cell>
          <table:table-cell office:value-type="float" office:value="8090" calcext:value-type="float">
            <text:p>8090</text:p>
          </table:table-cell>
          <table:table-cell/>
          <table:table-cell office:value-type="float" office:value="871844" calcext:value-type="float">
            <text:p>871844</text:p>
          </table:table-cell>
          <table:table-cell office:value-type="float" office:value="798100" calcext:value-type="float">
            <text:p>798100</text:p>
          </table:table-cell>
          <table:table-cell office:value-type="float" office:value="73744" calcext:value-type="float">
            <text:p>73744</text:p>
          </table:table-cell>
          <table:table-cell/>
          <table:table-cell table:formula="of:=[.M33]/([.E33]+[.I33]+[.M33])" office:value-type="percentage" office:value="0.865296160705904" calcext:value-type="percentage">
            <text:p>86.53%</text:p>
          </table:table-cell>
        </table:table-row>
        <table:table-row table:style-name="ro1" table:number-rows-repeated="5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855282782912049" calcext:value-type="percentage">
            <text:p>85.5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09:43:49.733639302</dc:date>
    <meta:editing-duration>PT11M30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